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258.825273283649">
            <text:p>258,83</text:p>
          </table:table-cell>
          <table:table-cell table:formula="of:=AVERAGE([.D23];[.J23];[.P23])" office:value-type="float" office:value="33.3333333333333">
            <text:p>33,33</text:p>
          </table:table-cell>
          <table:table-cell table:formula="of:=AVERAGE([.E23];[.K23];[.Q23])" office:value-type="float" office:value="35.9583333333333">
            <text:p>35,96</text:p>
          </table:table-cell>
          <table:table-cell table:formula="of:=AVERAGE([.F23];[.L23];[.R23])" office:value-type="float" office:value="157.284898791435">
            <text:p>157,28</text:p>
          </table:table-cell>
          <table:table-cell table:formula="of:=AVERAGE([.G23];[.M23];[.S23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24]+[.H24]+[.N24]" office:value-type="float" office:value="2600">
            <text:p>2600</text:p>
          </table:table-cell>
          <table:table-cell table:formula="of:=[.C24]+[.I24]+[.O24]" office:value-type="float" office:value="323.679285677484">
            <text:p>323,68</text:p>
          </table:table-cell>
          <table:table-cell table:formula="of:=AVERAGE([.D24];[.J24];[.P24])" office:value-type="float" office:value="70.6666666666667">
            <text:p>70,67</text:p>
          </table:table-cell>
          <table:table-cell table:formula="of:=AVERAGE([.E24];[.K24];[.Q24])" office:value-type="float" office:value="76.8333333333333">
            <text:p>76,83</text:p>
          </table:table-cell>
          <table:table-cell table:formula="of:=AVERAGE([.F24];[.L24];[.R24])" office:value-type="float" office:value="284.714962498156">
            <text:p>284,71</text:p>
          </table:table-cell>
          <table:table-cell table:formula="of:=AVERAGE([.G24];[.M24];[.S24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25]+[.H25]+[.N25]" office:value-type="float" office:value="2900">
            <text:p>2900</text:p>
          </table:table-cell>
          <table:table-cell table:formula="of:=[.C25]+[.I25]+[.O25]" office:value-type="float" office:value="358.685639757356">
            <text:p>358,69</text:p>
          </table:table-cell>
          <table:table-cell table:formula="of:=AVERAGE([.D25];[.J25];[.P25])" office:value-type="float" office:value="109.666666666667">
            <text:p>109,67</text:p>
          </table:table-cell>
          <table:table-cell table:formula="of:=AVERAGE([.E25];[.K25];[.Q25])" office:value-type="float" office:value="105">
            <text:p>105,00</text:p>
          </table:table-cell>
          <table:table-cell table:formula="of:=AVERAGE([.F25];[.L25];[.R25])" office:value-type="float" office:value="407.759376247588">
            <text:p>407,76</text:p>
          </table:table-cell>
          <table:table-cell table:formula="of:=AVERAGE([.G25];[.M25];[.S25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6]+[.H26]+[.N26]" office:value-type="float" office:value="3200">
            <text:p>3200</text:p>
          </table:table-cell>
          <table:table-cell table:formula="of:=[.C26]+[.I26]+[.O26]" office:value-type="float" office:value="394.872827817808">
            <text:p>394,87</text:p>
          </table:table-cell>
          <table:table-cell table:formula="of:=AVERAGE([.D26];[.J26];[.P26])" office:value-type="float" office:value="151.333333333333">
            <text:p>151,33</text:p>
          </table:table-cell>
          <table:table-cell table:formula="of:=AVERAGE([.E26];[.K26];[.Q26])" office:value-type="float" office:value="157.875">
            <text:p>157,88</text:p>
          </table:table-cell>
          <table:table-cell table:formula="of:=AVERAGE([.F26];[.L26];[.R26])" office:value-type="float" office:value="500.042740280797">
            <text:p>500,04</text:p>
          </table:table-cell>
          <table:table-cell table:formula="of:=AVERAGE([.G26];[.M26];[.S26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9]+[.H29]+[.N29]" office:value-type="float" office:value="300">
            <text:p>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0]+[.H30]+[.N30]" office:value-type="float" office:value="600">
            <text:p>6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900">
            <text:p>9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100">
            <text:p>11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1300">
            <text:p>1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4]+[.H34]+[.N34]" office:value-type="float" office:value="1500">
            <text:p>15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1700">
            <text:p>17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2000">
            <text:p>20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9]+[.H39]+[.N39]" office:value-type="float" office:value="300">
            <text:p>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40]+[.H40]+[.N40]" office:value-type="float" office:value="600">
            <text:p>6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900">
            <text:p>9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100">
            <text:p>11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1300">
            <text:p>13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4]+[.H44]+[.N44]" office:value-type="float" office:value="1500">
            <text:p>1500</text:p>
          </table:table-cell>
          <table:table-cell table:formula="of:=[.C44]+[.I44]+[.O44]" office:value-type="float" office:value="0">
            <text:p>0,00</text:p>
          </table:table-cell>
          <table:table-cell table:formula="of:=AVERAGE([.D44];[.J44];[.P44])" office:value-type="float" office:value="0">
            <text:p>#DIV/0!</text:p>
          </table:table-cell>
          <table:table-cell table:formula="of:=AVERAGE([.E44];[.K44];[.Q44])" office:value-type="float" office:value="0">
            <text:p>#DIV/0!</text:p>
          </table:table-cell>
          <table:table-cell table:formula="of:=AVERAGE([.F44];[.L44];[.R44])" office:value-type="float" office:value="0">
            <text:p>#DIV/0!</text:p>
          </table:table-cell>
          <table:table-cell table:formula="of:=AVERAGE([.G44];[.M44];[.S44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5]+[.H45]+[.N45]" office:value-type="float" office:value="1700">
            <text:p>1700</text:p>
          </table:table-cell>
          <table:table-cell table:formula="of:=[.C45]+[.I45]+[.O45]" office:value-type="float" office:value="0">
            <text:p>0,00</text:p>
          </table:table-cell>
          <table:table-cell table:formula="of:=AVERAGE([.D45];[.J45];[.P45])" office:value-type="float" office:value="0">
            <text:p>#DIV/0!</text:p>
          </table:table-cell>
          <table:table-cell table:formula="of:=AVERAGE([.E45];[.K45];[.Q45])" office:value-type="float" office:value="0">
            <text:p>#DIV/0!</text:p>
          </table:table-cell>
          <table:table-cell table:formula="of:=AVERAGE([.F45];[.L45];[.R45])" office:value-type="float" office:value="0">
            <text:p>#DIV/0!</text:p>
          </table:table-cell>
          <table:table-cell table:formula="of:=AVERAGE([.G45];[.M45];[.S45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6]+[.H46]+[.N46]" office:value-type="float" office:value="2000">
            <text:p>2000</text:p>
          </table:table-cell>
          <table:table-cell table:formula="of:=[.C46]+[.I46]+[.O46]" office:value-type="float" office:value="0">
            <text:p>0,00</text:p>
          </table:table-cell>
          <table:table-cell table:formula="of:=AVERAGE([.D46];[.J46];[.P46])" office:value-type="float" office:value="0">
            <text:p>#DIV/0!</text:p>
          </table:table-cell>
          <table:table-cell table:formula="of:=AVERAGE([.E46];[.K46];[.Q46])" office:value-type="float" office:value="0">
            <text:p>#DIV/0!</text:p>
          </table:table-cell>
          <table:table-cell table:formula="of:=AVERAGE([.F46];[.L46];[.R46])" office:value-type="float" office:value="0">
            <text:p>#DIV/0!</text:p>
          </table:table-cell>
          <table:table-cell table:formula="of:=AVERAGE([.G46];[.M46];[.S46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067cm" svg:height="18.327cm" svg:x="0.001cm" svg:y="38.383cm">
            <draw:object draw:notify-on-update-of-ranges="resultados.T29:resultados.T36 resultados.U28:resultados.U28 resultados.U29:resultados.U36 resultados.T29:resultados.T36 resultados.V28:resultados.V28 resultados.V29:resultados.V36 resultados.T29:resultados.T36 resultados.W28:resultados.W28 resultados.W29:resultados.W36 resultados.T29:resultados.T36 resultados.X28:resultados.X28 resultados.X29:resultados.X36 resultados.T29:resultados.T36 resultados.Y28:resultados.Y28 resultados.Y29:resultados.Y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2.847cm" svg:height="18.247cm" svg:x="0.001cm" svg:y="57.349cm">
            <draw:object draw:notify-on-update-of-ranges="resultados.T38:resultados.T38 resultados.U38:resultados.U38 resultados.U38:resultados.U38 resultados.T38:resultados.T38 resultados.V38:resultados.V38 resultados.V38:resultados.V38 resultados.T38:resultados.T38 resultados.W38:resultados.W38 resultados.W38:resultados.W38 resultados.T38:resultados.T38 resultados.X38:resultados.X38 resultados.X38:resultados.X38 resultados.T38:resultados.T38 resultados.Y38:resultados.Y38 resultados.Y38:resultados.Y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4.994cm" svg:height="13.365cm" svg:x="0.001cm" svg:y="19.21cm">
            <draw:object draw:notify-on-update-of-ranges="resultados.T16:resultados.T25 resultados.U15:resultados.U15 resultados.U16:resultados.U25 resultados.T16:resultados.T25 resultados.V15:resultados.V15 resultados.V16:resultados.V25 resultados.T16:resultados.T25 resultados.W15:resultados.W15 resultados.W16:resultados.W25 resultados.T16:resultados.T25 resultados.X15:resultados.X15 resultados.X16:resultados.X25 resultados.T16:resultados.T25 resultados.Y15:resultados.Y15 resultados.Y16:resultados.Y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9:55:37</dc:date>
    <dc:creator>diego </dc:creator>
    <meta:editing-duration>PT2H38M14S</meta:editing-duration>
    <meta:editing-cycles>69</meta:editing-cycles>
    <meta:document-statistic meta:table-count="3" meta:cell-count="10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95cm" svg:height="13.366cm" xlink:href=".." xlink:type="simple" chart:class="chart:scatter" chart:style-name="ch1">
        <chart:title svg:x="17.123cm" svg:y="0.403cm" chart:style-name="ch2">
          <text:p>NT</text:p>
        </chart:title>
        <chart:legend chart:legend-position="end" svg:x="26.56cm" svg:y="5.388cm" style:legend-expansion="high" chart:style-name="ch3"/>
        <chart:plot-area chart:style-name="ch4" table:cell-range-address="resultados.T16:resultados.Y25 resultados.U15:resultados.Y15" chart:data-source-has-labels="row" svg:x="1.149cm" svg:y="1.983cm" svg:width="24.013cm" svg:height="10.696cm">
          <chartooo:coordinate-region svg:x="2.432cm" svg:y="2.182cm" svg:width="22.358cm" svg:height="9.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5" chart:label-cell-address="resultados.U15:resultados.U15" chart:class="chart:scatter">
            <chart:domain table:cell-range-address="resultados.T16:resultados.T25"/>
            <chart:data-point chart:repeated="10"/>
          </chart:series>
          <chart:series chart:style-name="ch9" chart:values-cell-range-address="resultados.V16:resultados.V25" chart:label-cell-address="resultados.V15:resultados.V15" chart:class="chart:scatter">
            <chart:data-point chart:repeated="10"/>
          </chart:series>
          <chart:series chart:style-name="ch10" chart:values-cell-range-address="resultados.W16:resultados.W25" chart:label-cell-address="resultados.W15:resultados.W15" chart:class="chart:scatter">
            <chart:data-point chart:repeated="10"/>
          </chart:series>
          <chart:series chart:style-name="ch11" chart:values-cell-range-address="resultados.X16:resultados.X25" chart:label-cell-address="resultados.X15:resultados.X15" chart:class="chart:scatter">
            <chart:data-point chart:repeated="10"/>
          </chart:series>
          <chart:series chart:style-name="ch12" chart:values-cell-range-address="resultados.Y16:resultados.Y25" chart:label-cell-address="resultados.Y15:resultados.Y15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5</svg:desc>
                </draw:g>
              </table:table-cell>
              <table:table-cell office:value-type="float" office:value="0">
                <text:p>0</text:p>
                <draw:g>
                  <svg:desc>resultados.U16:resultados.U25</svg:desc>
                </draw:g>
              </table:table-cell>
              <table:table-cell office:value-type="float" office:value="NaN">
                <text:p>NaN</text:p>
                <draw:g>
                  <svg:desc>resultados.V16:resultados.V25</svg:desc>
                </draw:g>
              </table:table-cell>
              <table:table-cell office:value-type="float" office:value="NaN">
                <text:p>NaN</text:p>
                <draw:g>
                  <svg:desc>resultados.W16:resultados.W25</svg:desc>
                </draw:g>
              </table:table-cell>
              <table:table-cell office:value-type="float" office:value="NaN">
                <text:p>NaN</text:p>
                <draw:g>
                  <svg:desc>resultados.X16:resultados.X25</svg:desc>
                </draw:g>
              </table:table-cell>
              <table:table-cell office:value-type="float" office:value="NaN">
                <text:p>NaN</text:p>
                <draw:g>
                  <svg:desc>resultados.Y16:resultados.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3cm" svg:y="7.869cm" style:legend-expansion="high" chart:style-name="ch3"/>
        <chart:plot-area chart:style-name="ch4" table:cell-range-address="resultados.T29:resultados.Y36 resultados.U28:resultados.Y28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9:resultados.U36" chart:label-cell-address="resultados.U28:resultados.U28" chart:class="chart:scatter">
            <chart:domain table:cell-range-address="resultados.T29:resultados.T36"/>
            <chart:data-point chart:repeated="8"/>
          </chart:series>
          <chart:series chart:style-name="ch9" chart:values-cell-range-address="resultados.V29:resultados.V36" chart:label-cell-address="resultados.V28:resultados.V28" chart:class="chart:scatter">
            <chart:data-point chart:repeated="8"/>
          </chart:series>
          <chart:series chart:style-name="ch10" chart:values-cell-range-address="resultados.W29:resultados.W36" chart:label-cell-address="resultados.W28:resultados.W28" chart:class="chart:scatter">
            <chart:data-point chart:repeated="8"/>
          </chart:series>
          <chart:series chart:style-name="ch11" chart:values-cell-range-address="resultados.X29:resultados.X36" chart:label-cell-address="resultados.X28:resultados.X28" chart:class="chart:scatter">
            <chart:data-point chart:repeated="8"/>
          </chart:series>
          <chart:series chart:style-name="ch12" chart:values-cell-range-address="resultados.Y29:resultados.Y36" chart:label-cell-address="resultados.Y28:resultados.Y2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8:resultados.U28</svg:desc>
                </draw:g>
              </table:table-cell>
              <table:table-cell office:value-type="string">
                <text:p>Media total datos clusterizados</text:p>
                <draw:g>
                  <svg:desc>resultados.V28:resultados.V28</svg:desc>
                </draw:g>
              </table:table-cell>
              <table:table-cell office:value-type="string">
                <text:p>Media total datos sin clusterizar</text:p>
                <draw:g>
                  <svg:desc>resultados.W28:resultados.W28</svg:desc>
                </draw:g>
              </table:table-cell>
              <table:table-cell office:value-type="string">
                <text:p>Desviación estándar total datos clusterizados</text:p>
                <draw:g>
                  <svg:desc>resultados.X28:resultados.X2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8:resultados.Y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9:resultados.T36</svg:desc>
                </draw:g>
              </table:table-cell>
              <table:table-cell office:value-type="float" office:value="0">
                <text:p>0</text:p>
                <draw:g>
                  <svg:desc>resultados.U29:resultados.U36</svg:desc>
                </draw:g>
              </table:table-cell>
              <table:table-cell office:value-type="float" office:value="NaN">
                <text:p>NaN</text:p>
                <draw:g>
                  <svg:desc>resultados.V29:resultados.V36</svg:desc>
                </draw:g>
              </table:table-cell>
              <table:table-cell office:value-type="float" office:value="NaN">
                <text:p>NaN</text:p>
                <draw:g>
                  <svg:desc>resultados.W29:resultados.W36</svg:desc>
                </draw:g>
              </table:table-cell>
              <table:table-cell office:value-type="float" office:value="NaN">
                <text:p>NaN</text:p>
                <draw:g>
                  <svg:desc>resultados.X29:resultados.X36</svg:desc>
                </draw:g>
              </table:table-cell>
              <table:table-cell office:value-type="float" office:value="NaN">
                <text:p>NaN</text:p>
                <draw:g>
                  <svg:desc>resultados.Y29:resultados.Y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3cm" svg:y="7.829cm" style:legend-expansion="high" chart:style-name="ch3"/>
        <chart:plot-area chart:style-name="ch4" table:cell-range-address="resultados.T38:resultados.Y38" chart:data-source-has-labels="row" svg:x="1.106cm" svg:y="2.371cm" svg:width="21.995cm" svg:height="15.093cm">
          <chartooo:coordinate-region svg:x="1.727cm" svg:y="2.571cm" svg:width="21.28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8:resultados.U38" chart:label-cell-address="resultados.U38:resultados.U38" chart:class="chart:scatter">
            <chart:domain table:cell-range-address="resultados.T38:resultados.T38"/>
            <chart:data-point/>
          </chart:series>
          <chart:series chart:style-name="ch8" chart:values-cell-range-address="resultados.V38:resultados.V38" chart:label-cell-address="resultados.V38:resultados.V38" chart:class="chart:scatter">
            <chart:data-point/>
          </chart:series>
          <chart:series chart:style-name="ch9" chart:values-cell-range-address="resultados.W38:resultados.W38" chart:label-cell-address="resultados.W38:resultados.W38" chart:class="chart:scatter">
            <chart:data-point/>
          </chart:series>
          <chart:series chart:style-name="ch10" chart:values-cell-range-address="resultados.X38:resultados.X38" chart:label-cell-address="resultados.X38:resultados.X38" chart:class="chart:scatter">
            <chart:data-point/>
          </chart:series>
          <chart:series chart:style-name="ch11" chart:values-cell-range-address="resultados.Y38:resultados.Y38" chart:label-cell-address="resultados.Y38:resultados.Y38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ndimiento total</text:p>
                <draw:g>
                  <svg:desc>resultados.U38:resultados.U38</svg:desc>
                </draw:g>
              </table:table-cell>
              <table:table-cell office:value-type="string">
                <text:p>Media total datos clusterizados</text:p>
                <draw:g>
                  <svg:desc>resultados.V38:resultados.V38</svg:desc>
                </draw:g>
              </table:table-cell>
              <table:table-cell office:value-type="string">
                <text:p>Media total datos sin clusterizar</text:p>
                <draw:g>
                  <svg:desc>resultados.W38:resultados.W38</svg:desc>
                </draw:g>
              </table:table-cell>
              <table:table-cell office:value-type="string">
                <text:p>Desviación estándar total datos clusterizados</text:p>
                <draw:g>
                  <svg:desc>resultados.X38:resultados.X3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8:resultados.Y3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resultados.T38:resultados.T38</svg:desc>
                </draw:g>
              </table:table-cell>
              <table:table-cell office:value-type="float" office:value="NaN">
                <text:p>NaN</text:p>
                <draw:g>
                  <svg:desc>resultados.U38:resultados.U38</svg:desc>
                </draw:g>
              </table:table-cell>
              <table:table-cell office:value-type="float" office:value="NaN">
                <text:p>NaN</text:p>
                <draw:g>
                  <svg:desc>resultados.V38:resultados.V38</svg:desc>
                </draw:g>
              </table:table-cell>
              <table:table-cell office:value-type="float" office:value="NaN">
                <text:p>NaN</text:p>
                <draw:g>
                  <svg:desc>resultados.W38:resultados.W38</svg:desc>
                </draw:g>
              </table:table-cell>
              <table:table-cell office:value-type="float" office:value="NaN">
                <text:p>NaN</text:p>
                <draw:g>
                  <svg:desc>resultados.X38:resultados.X38</svg:desc>
                </draw:g>
              </table:table-cell>
              <table:table-cell office:value-type="float" office:value="NaN">
                <text:p>NaN</text:p>
                <draw:g>
                  <svg:desc>resultados.Y38:resultados.Y3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